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35.43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195.3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x81shar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PartNo</text:p>
          </table:table-cell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4p7</text:p>
          </table:table-cell>
          <table:table-cell office:value-type="string" calcext:value-type="string">
            <text:p>Capacitor_THT:C_Disc_D3.0mm_W2.0mm_P2.50m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apacitor_THT:C_Disc_D4.7mm_W2.5mm_P5.00mm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THT:C_Disc_D4.7mm_W2.5mm_P5.00mm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6, C10, C11, C12, C13, C14, C15, C16, C17, C18, C19, C20, C2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_Disc_D4.7mm_W2.5mm_P5.00mm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Capacitor_THT:C_Disc_D4.7mm_W2.5mm_P5.00mm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apacitor_THT:CP_Radial_D6.3mm_P2.50mm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modusoft:Jack_Barrel_CLIFF_FCR681465P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Tape out</text:p>
          </table:table-cell>
          <table:table-cell office:value-type="string" calcext:value-type="string">
            <text:p>modusoft:Jack_3.5mm_MULTICOMP_SPC2134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3</text:p>
          </table:table-cell>
          <table:table-cell office:value-type="string" calcext:value-type="string">
            <text:p>Tape in</text:p>
          </table:table-cell>
          <table:table-cell office:value-type="string" calcext:value-type="string">
            <text:p>modusoft:Jack_3.5mm_MULTICOMP_SPC2134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4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Connector_Dsub:DSUB-9_Male_Horizontal_P2.77x2.84mm_EdgePinOffset7.70mm_Housed_MountingHolesOffset9.12mm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5</text:p>
          </table:table-cell>
          <table:table-cell office:value-type="string" calcext:value-type="string">
            <text:p>Video out</text:p>
          </table:table-cell>
          <table:table-cell office:value-type="string" calcext:value-type="string">
            <text:p>modusoft:RCA_CON_CLIFF_FC68391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1, D2, D3, D4, D5, D6, D7, D8, D1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BAT43</text:p>
          </table:table-cell>
          <table:table-cell office:value-type="string" calcext:value-type="string">
            <text:p>Diode_THT:D_DO-35_SOD27_P7.62mm_Horizontal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1, H2, H3, H4, H7</text:p>
          </table:table-cell>
          <table:table-cell office:value-type="string" calcext:value-type="string">
            <text:p>MountingHole 3.0mm</text:p>
          </table:table-cell>
          <table:table-cell office:value-type="string" calcext:value-type="string">
            <text:p>MountingHole:MountingHole_3mm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5, H6</text:p>
          </table:table-cell>
          <table:table-cell office:value-type="string" calcext:value-type="string">
            <text:p>MountingHole 2.5mm</text:p>
          </table:table-cell>
          <table:table-cell office:value-type="string" calcext:value-type="string">
            <text:p>MountingHole:MountingHole_2.5mm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LED on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B2</text:p>
          </table:table-cell>
          <table:table-cell office:value-type="string" calcext:value-type="string">
            <text:p>Connector_PinSocket_2.54mm:PinSocket_1x08_P2.54mm_Vertical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KB1</text:p>
          </table:table-cell>
          <table:table-cell office:value-type="string" calcext:value-type="string">
            <text:p>Connector_PinSocket_2.54mm:PinSocket_1x05_P2.54mm_Vertical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modusoft:ZX81_EXP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Connector_PinHeader_2.54mm:PinHeader_2x23_P2.54mm_Vertical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60Hz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5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6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8, JP9, JP11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, Q2, Q3, Q4, Q5, Q8, Q9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Package_TO_SOT_THT:TO-92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, R2, R3, R4, R5, R6, R7, R8, R9, R10, R11, R12, R13, R14, R15, R16, R17, R5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8, R19, R23, R52, R59, R8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0, R42, R43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2M2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0, R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0, R5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THT:R_Axial_DIN0207_L6.3mm_D2.5mm_P7.62mm_Horizontal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9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0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THT:R_Axial_DIN0207_L6.3mm_D2.5mm_P2.54mm_Vertical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rray_SIP7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rray_SIP9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, U22</text:p>
          </table:table-cell>
          <table:table-cell office:value-type="string" calcext:value-type="string">
            <text:p>74HC541</text:p>
          </table:table-cell>
          <table:table-cell office:value-type="string" calcext:value-type="string">
            <text:p>Package_DIP:DIP-20_W7.62mm_Socket_LongPads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Z80CPU</text:p>
          </table:table-cell>
          <table:table-cell office:value-type="string" calcext:value-type="string">
            <text:p>Package_DIP:DIP-40_W15.24mm_Socket_LongPads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KM62256CLP</text:p>
          </table:table-cell>
          <table:table-cell office:value-type="string" calcext:value-type="string">
            <text:p>Package_DIP:DIP-28_W15.24mm_Socket_LongPads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74HC574</text:p>
          </table:table-cell>
          <table:table-cell office:value-type="string" calcext:value-type="string">
            <text:p>Package_DIP:DIP-20_W7.62mm_Socket_LongPads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27C256</text:p>
          </table:table-cell>
          <table:table-cell office:value-type="string" calcext:value-type="string">
            <text:p>Package_DIP:DIP-28_W15.24mm_Socket_LongPads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74HC125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7, U14</text:p>
          </table:table-cell>
          <table:table-cell office:value-type="string" calcext:value-type="string">
            <text:p>74HC393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74HC4002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Package_DIP:DIP-16_W7.62mm_Socket_LongPads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74HC86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1, U24</text:p>
          </table:table-cell>
          <table:table-cell office:value-type="string" calcext:value-type="string">
            <text:p>74HC08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2, U16, U19, U23</text:p>
          </table:table-cell>
          <table:table-cell office:value-type="string" calcext:value-type="string">
            <text:p>74HC32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74HC11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8, U28, U29</text:p>
          </table:table-cell>
          <table:table-cell office:value-type="string" calcext:value-type="string">
            <text:p>74HC74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7</text:p>
          </table:table-cell>
          <table:table-cell office:value-type="string" calcext:value-type="string">
            <text:p>74HC138</text:p>
          </table:table-cell>
          <table:table-cell office:value-type="string" calcext:value-type="string">
            <text:p>Package_DIP:DIP-16_W7.62mm_Socket_LongPads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3MHz</text:p>
          </table:table-cell>
          <table:table-cell office:value-type="string" calcext:value-type="string">
            <text:p>Crystal:Crystal_HC49-4H_Vertical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7T09:50:59.593503560</dc:date>
    <meta:editing-duration>PT5M35S</meta:editing-duration>
    <meta:editing-cycles>2</meta:editing-cycles>
    <meta:generator>LibreOffice/6.1.5.2$Linux_X86_64 LibreOffice_project/10$Build-2</meta:generator>
    <meta:document-statistic meta:table-count="1" meta:cell-count="302" meta:object-count="0"/>
  </office:meta>
</office:document-meta>
</file>